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rogon_summary_input.tx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00/00/0000</text:date>, <text:time style:data-style-name="N2" text:time-value="08:10:49.987880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15T08:35:30.170333469</dc:date>
    <meta:editing-duration>PT29M8S</meta:editing-duration>
    <meta:editing-cycles>3</meta:editing-cycles>
    <meta:generator>LibreOffice/5.3.6.1$Linux_X86_64 LibreOffice_project/30$Build-1</meta:generator>
    <meta:document-statistic meta:table-count="1" meta:cell-count="15" meta:object-count="0"/>
  </office:meta>
</office:document-meta>
</file>